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346a0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50eb7" officeooo:paragraph-rsid="00150eb7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150eb7" officeooo:paragraph-rsid="00150eb7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officeooo:rsid="001346a0" officeooo:paragraph-rsid="001346a0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bold" officeooo:rsid="00150eb7" officeooo:paragraph-rsid="00150eb7" style:font-weight-asian="bold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none" officeooo:rsid="00150eb7" officeooo:paragraph-rsid="00150eb7"/>
    </style:style>
    <style:style style:name="P7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150eb7" officeooo:paragraph-rsid="00150eb7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normal" officeooo:rsid="0016aaf8" officeooo:paragraph-rsid="0016aaf8" style:font-weight-asian="normal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style:text-underline-style="none" fo:font-weight="normal" officeooo:rsid="0016aaf8" officeooo:paragraph-rsid="0016aaf8" style:font-weight-asian="normal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paragraph-rsid="0016aaf8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16aaf8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orpion console / graphique</text:h>
      <text:p text:style-name="P1"/>
      <text:p text:style-name="P2">Description<text:span text:style-name="T1"> : Reproduire sur python le célèbre jeu morpion d’abord en mode console puis graphiquement.</text:span></text:p>
      <text:p text:style-name="P2">Durée<text:span text:style-name="T1"> : mode console : 45min - graphique : 1h30</text:span></text:p>
      <text:p text:style-name="P2">Objectifs<text:span text:style-name="T1"> : </text:span></text:p>
      <text:p text:style-name="P5">Console</text:p>
      <text:list text:style-name="L1">
        <text:list-item>
          <text:p text:style-name="P6">créer une grille numérotée sous la forme de tableau de tableau</text:p>
        </text:list-item>
        <text:list-item>
          <text:p text:style-name="P6">écrire les combinaisons gagnantes</text:p>
        </text:list-item>
        <text:list-item>
          <text:p text:style-name="P6">écrire la boucle de jeu principale qui ne se termine pas tant une des deux conditions est remplie</text:p>
        </text:list-item>
        <text:list-item>
          <text:p text:style-name="P6">remplir le tableau avec des « X » ou des « O » au fur et à mesure des inputs des joueurs</text:p>
        </text:list-item>
      </text:list>
      <text:p text:style-name="P5">Graphique</text:p>
      <text:list text:style-name="L2">
        <text:list-item>
          <text:p text:style-name="P7">réaliser les même étapes que le mode console</text:p>
        </text:list-item>
        <text:list-item>
          <text:p text:style-name="P7">rajouter l’interface graphique avec le module guizero</text:p>
        </text:list-item>
      </text:list>
      <text:p text:style-name="P3"><text:span text:style-name="T1"/></text:p>
      <text:p text:style-name="P8"><text:span text:style-name="T2">Aides</text:span> :</text:p>
      <text:list text:style-name="L3">
        <text:list-item>
          <text:p text:style-name="P9">cours jupyter notebook</text:p>
        </text:list-item>
        <text:list-item>
          <text:p text:style-name="P10"><text:a xlink:type="simple" xlink:href="https://lawsie.github.io/guizero/start/" text:style-name="Internet_20_link" text:visited-style-name="Visited_20_Internet_20_Link"><text:span text:style-name="T3">https://lawsie.github.io/guizero/st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4:56:16.776000000</meta:creation-date>
    <meta:editing-duration>P0D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15" meta:word-count="117" meta:character-count="657" meta:non-whitespace-character-count="562"/>
  </office:meta>
</office:document-meta>
</file>